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.5pt" fo:font-weight="bold" officeooo:rsid="0015f6db" officeooo:paragraph-rsid="0015f6db" style:font-size-asian="9.14999961853027pt" style:font-weight-asian="bold" style:font-size-complex="10.5pt" style:font-weight-complex="bold"/>
    </style:style>
    <style:style style:name="P2" style:family="paragraph" style:parent-style-name="Standard">
      <style:text-properties officeooo:rsid="000c7693" officeooo:paragraph-rsid="000c7693"/>
    </style:style>
    <style:style style:name="P3" style:family="paragraph" style:parent-style-name="Standard">
      <style:text-properties officeooo:rsid="00118a0a" officeooo:paragraph-rsid="00118a0a"/>
    </style:style>
    <style:style style:name="P4" style:family="paragraph" style:parent-style-name="Standard">
      <style:text-properties officeooo:paragraph-rsid="00118a0a"/>
    </style:style>
    <style:style style:name="P5" style:family="paragraph" style:parent-style-name="Standard">
      <style:text-properties officeooo:rsid="00135053" officeooo:paragraph-rsid="00135053"/>
    </style:style>
    <style:style style:name="P6" style:family="paragraph" style:parent-style-name="Standard">
      <style:text-properties fo:font-weight="bold" officeooo:rsid="00135053" officeooo:paragraph-rsid="00135053" style:font-weight-asian="bold" style:font-weight-complex="bold"/>
    </style:style>
    <style:style style:name="P7" style:family="paragraph" style:parent-style-name="Standard">
      <style:text-properties fo:font-weight="bold" officeooo:rsid="00118a0a" officeooo:paragraph-rsid="00118a0a" style:font-weight-asian="bold" style:font-weight-complex="bold"/>
    </style:style>
    <style:style style:name="P8" style:family="paragraph" style:parent-style-name="Standard">
      <style:text-properties fo:font-weight="bold" officeooo:rsid="000c7693" officeooo:paragraph-rsid="000c769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c7693" officeooo:paragraph-rsid="000c7693" style:font-size-asian="20pt" style:font-weight-asian="bold" style:font-size-complex="20pt" style:font-weight-complex="bold"/>
    </style:style>
    <style:style style:name="T1" style:family="text">
      <style:text-properties officeooo:rsid="000e34d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9c54"/>
    </style:style>
    <style:style style:name="T5" style:family="text">
      <style:text-properties officeooo:rsid="00103d5f"/>
    </style:style>
    <style:style style:name="T6" style:family="text">
      <style:text-properties officeooo:rsid="00118a0a"/>
    </style:style>
    <style:style style:name="T7" style:family="text">
      <style:text-properties officeooo:rsid="00150f46"/>
    </style:style>
    <style:style style:name="T8" style:family="text">
      <style:text-properties officeooo:rsid="0015f6db"/>
    </style:style>
    <style:style style:name="T9" style:family="text">
      <style:text-properties officeooo:rsid="0016cf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<text:span text:style-name="T8">á</text:span>ctica 1 – Modelos de <text:span text:style-name="T8">Computación</text:span></text:p>
      <text:p text:style-name="P1"/>
      <text:p text:style-name="P2"/>
      <text:p text:style-name="P8">Ejercicio 1.-</text:p>
      <text:p text:style-name="P2"/>
      <text:p text:style-name="P2">a) L={<text:span text:style-name="T2">a’s </text:span><text:span text:style-name="T3">y</text:span><text:span text:style-name="T2"> b’s</text:span> intercaladas o seguidas}</text:p>
      <text:p text:style-name="P2">b) L={palabras que tienen el mismo n<text:span text:style-name="T1">ú</text:span>mero de <text:span text:style-name="T2">a’s </text:span>y <text:span text:style-name="T2">b’s </text:span>y siempre empieza en <text:span text:style-name="T2">a</text:span> y termina en <text:span text:style-name="T2">b</text:span>}</text:p>
      <text:p text:style-name="P2">c) L={Mismo numero de <text:span text:style-name="T2">a’s</text:span> y <text:span text:style-name="T2">b’s</text:span> <text:span text:style-name="T4">ó</text:span> una <text:span text:style-name="T2">c</text:span> solamente, <text:span text:style-name="T4">ó</text:span> una <text:span text:style-name="T2">c </text:span>entre medias de las <text:span text:style-name="T2">a’s </text:span>y <text:span text:style-name="T2">b’s</text:span>}</text:p>
      <text:p text:style-name="P2">d) L={mismo numero de <text:span text:style-name="T2">a’s</text:span> y <text:span text:style-name="T2">b’s</text:span> <text:span text:style-name="T4">ó</text:span> con el mismo numero de <text:span text:style-name="T2">c’s</text:span> y <text:span text:style-name="T2">d’s</text:span> <text:span text:style-name="T4">ó</text:span> un conjunto de<text:span text:style-name="T2"> a’s, b’s , c’s , d’s</text:span>}</text:p>
      <text:p text:style-name="P2">e) L={mismo numero de <text:span text:style-name="T2">a’s</text:span> y <text:span text:style-name="T2">b’s</text:span> <text:span text:style-name="T4">ó</text:span> un conjunto de <text:span text:style-name="T2">a’s</text:span> <text:span text:style-name="T4">ó</text:span> un co<text:span text:style-name="T5">n</text:span>junto de<text:span text:style-name="T2"> b’s</text:span> <text:span text:style-name="T4">ó</text:span> un conjunto de <text:span text:style-name="T2">a’s</text:span> y <text:span text:style-name="T2">b’s</text:span>}</text:p>
      <text:p text:style-name="P2"/>
      <text:p text:style-name="P2"/>
      <text:p text:style-name="P7">Ejercicio2.-</text:p>
      <text:p text:style-name="P3"/>
      <text:p text:style-name="P3">(1) <text:tab/>S→ aA</text:p>
      <text:p text:style-name="P3"><text:tab/>A → bA | D | S</text:p>
      <text:p text:style-name="P4"><text:span text:style-name="T6"><text:tab/>D → cD | </text:span>ε </text:p>
      <text:p text:style-name="P4"/>
      <text:p text:style-name="P3">(2)<text:tab/>S → bS | cS | aA</text:p>
      <text:p text:style-name="P4"><text:span text:style-name="T6"><text:tab/>A → aS | </text:span>ε </text:p>
      <text:p text:style-name="P4"/>
      <text:p text:style-name="P3">(3)<text:tab/>S→ aA bB cC B1 | aA cC bB C1 | bB aA cC A1 | bB cC aA C1 | cC aA bB A1 | cC bB aA B1</text:p>
      <text:p text:style-name="P4"><text:span text:style-name="T6"><text:tab/>A → aaA | </text:span>ε <text:tab/><text:tab/><text:span text:style-name="T6">A1 → a</text:span></text:p>
      <text:p text:style-name="P4"><text:span text:style-name="T6"><text:tab/>B → bbB | </text:span>ε <text:tab/><text:tab/><text:span text:style-name="T6">B1 → b</text:span></text:p>
      <text:p text:style-name="P4"><text:span text:style-name="T6"><text:tab/>C → ccC| </text:span>ε <text:tab/><text:tab/><text:span text:style-name="T6">C1 → c</text:span></text:p>
      <text:p text:style-name="P3"/>
      <text:p text:style-name="P6">Ejercicicio 3 .-</text:p>
      <text:p text:style-name="P5"/>
      <text:p text:style-name="P5">Si, es regular porque podemos generar palabras con distinto numero de a’s y b’s <text:span text:style-name="T7">y podemos ademas </text:span><text:s/>generar cualquier palabra del lenguaje. </text:p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0.5pt" fo:font-weight="bold" officeooo:rsid="0015f6db" officeooo:paragraph-rsid="0015f6db" style:font-size-asian="9.14999961853027pt" style:font-weight-asian="bold" style:font-size-complex="10.5pt" style:font-weight-complex="bold"/>
    </style:style>
    <style:style style:name="MT1" style:family="text">
      <style:text-properties officeooo:rsid="0016cf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umno: <text:span text:style-name="MT1">Á</text:span>ngel Barrilao Bensrhir – Grupo 3º C-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1:05:23.701000000</meta:creation-date>
    <dc:date>2018-10-12T21:24:13.665000000</dc:date>
    <meta:editing-duration>PT16M40S</meta:editing-duration>
    <meta:editing-cycles>10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20" meta:word-count="220" meta:character-count="907" meta:non-whitespace-character-count="688"/>
  </office:meta>
</office:document-meta>
</file>